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2" style:family="graphic">
      <style:graphic-properties draw:fill="solid" draw:fill-color="#db3e14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3" style:family="graphic">
      <style:graphic-properties draw:fill="solid" draw:fill-color="#6ab140" draw:opacity="99.6078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4" style:family="graphic">
      <style:graphic-properties draw:fill="solid" draw:fill-color="#ffbc31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5" style:family="graphic">
      <style:graphic-properties draw:fill="solid" draw:fill-color="#83001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6" style:family="graphic">
      <style:graphic-properties draw:fill="solid" draw:fill-color="#00613a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7" style:family="graphic">
      <style:graphic-properties draw:fill="solid" draw:fill-color="#83001f" draw:opacity="94.5098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92.001372051999965pt" fo:page-width="612.00106022199997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g draw:style-name="gr1" xml:id="shape-1" draw:id="shape-1" draw:name="layer1" svg:y="0.35877326804pt">
          <draw:g draw:style-name="gr1" xml:id="shape-2" draw:id="shape-2" draw:name="g17627" svg:y="-0.35877326804pt">
            <draw:glue-point draw:id="4" svg:x="0.50000000000pt" svg:y="0.50000000000pt" draw:align="center"/>
          </draw:g>
          <draw:g draw:style-name="gr1" xml:id="shape-3" draw:id="shape-3" draw:name="g4280" svg:y="0.00000000000pt">
            <draw:g draw:style-name="gr1" xml:id="shape-4" draw:id="shape-4" draw:name="g4256" svg:y="0.00000000000pt">
              <draw:ellipse draw:style-name="gr2" xml:id="shape-5" draw:id="shape-5" draw:name="ellipse3369" draw:layer="" svg:width="48.77624480000pt" svg:height="48.77629760000pt" draw:transform="matrix(2.21891120000 0.00000000000 0.00000000000 2.21891120000 296.67774314660pt 121.84981702891pt)" draw:kind="full">
                <draw:glue-point draw:id="4" svg:x="0.50000000000pt" svg:y="0.50000000000pt" draw:align="center"/>
              </draw:ellipse>
              <draw:ellipse draw:style-name="gr3" xml:id="shape-6" draw:id="shape-6" draw:name="ellipse3371" draw:layer="" svg:width="48.77624480000pt" svg:height="48.77629760000pt" draw:transform="matrix(2.21891120000 0.00000000000 0.00000000000 -2.21891120000 296.67774314660pt 575.55650482260pt)" draw:kind="full">
                <draw:glue-point draw:id="4" svg:x="0.50000000000pt" svg:y="0.50000000000pt" draw:align="center"/>
              </draw:ellipse>
              <draw:ellipse draw:style-name="gr4" xml:id="shape-7" draw:id="shape-7" draw:name="ellipse3373" draw:layer="" svg:width="71.64560000000pt" svg:height="71.64567840000pt" draw:transform="matrix(2.21891120000 0.00000000000 0.00000000000 -2.21891120000 271.30520895157pt 431.09122549889pt)" draw:kind="full">
                <draw:glue-point draw:id="4" svg:x="0.50000000000pt" svg:y="0.50000000000pt" draw:align="center"/>
              </draw:ellipse>
              <draw:ellipse draw:style-name="gr5" xml:id="shape-8" draw:id="shape-8" draw:name="ellipse3375" draw:layer="" svg:width="30.41144160000pt" svg:height="30.41147520000pt" draw:transform="matrix(-2.21891120000 0.00000000000 0.00000000000 2.21891120000 384.53296527412pt 1.46822886804pt)" draw:kind="full">
                <draw:glue-point draw:id="4" svg:x="0.50000000000pt" svg:y="0.50000000000pt" draw:align="center"/>
              </draw:ellipse>
              <draw:ellipse draw:style-name="gr6" xml:id="shape-9" draw:id="shape-9" draw:name="ellipse3377" draw:layer="" svg:width="30.41144160000pt" svg:height="30.41147520000pt" draw:transform="matrix(2.21891120000 0.00000000000 0.00000000000 -2.21891120000 317.05267689974pt 701.73889490153pt)" draw:kind="full">
                <draw:glue-point draw:id="4" svg:x="0.50000000000pt" svg:y="0.50000000000pt" draw:align="center"/>
              </draw:ellipse>
              <draw:ellipse draw:style-name="gr4" xml:id="shape-10" draw:id="shape-10" draw:name="ellipse3379" draw:layer="" svg:width="48.77624480000pt" svg:height="48.77629760000pt" draw:transform="matrix(-2.21891120000 0.00000000000 0.00000000000 -2.21891120000 580.19668269941pt 405.71866290179pt)" draw:kind="full">
                <draw:glue-point draw:id="4" svg:x="0.50000000000pt" svg:y="0.50000000000pt" draw:align="center"/>
              </draw:ellipse>
              <draw:ellipse draw:style-name="gr4" xml:id="shape-11" draw:id="shape-11" draw:name="ellipse3381" draw:layer="" svg:width="48.77624480000pt" svg:height="48.77629760000pt" draw:transform="matrix(-2.21891120000 0.00000000000 0.00000000000 2.21891120000 234.72271762285pt 297.48838986262pt)" draw:kind="full">
                <draw:glue-point draw:id="4" svg:x="0.50000000000pt" svg:y="0.50000000000pt" draw:align="center"/>
              </draw:ellipse>
              <draw:ellipse draw:style-name="gr4" xml:id="shape-12" draw:id="shape-12" draw:name="ellipse3383" draw:layer="" svg:width="30.41144160000pt" svg:height="30.41147520000pt" draw:transform="matrix(2.21891120000 0.00000000000 0.00000000000 -2.21891120000 633.44784620287pt 385.34370784711pt)" draw:kind="full">
                <draw:glue-point draw:id="4" svg:x="0.50000000000pt" svg:y="0.50000000000pt" draw:align="center"/>
              </draw:ellipse>
              <draw:ellipse draw:style-name="gr4" xml:id="shape-13" draw:id="shape-13" draw:name="ellipse3385" draw:layer="" svg:width="30.41144160000pt" svg:height="30.41147520000pt" draw:transform="matrix(-2.21891120000 0.00000000000 0.00000000000 2.21891120000 68.13781372228pt 317.86334491731pt)" draw:kind="full">
                <draw:glue-point draw:id="4" svg:x="0.50000000000pt" svg:y="0.50000000000pt" draw:align="center"/>
              </draw:ellipse>
              <draw:ellipse draw:style-name="gr2" xml:id="shape-14" draw:id="shape-14" draw:name="ellipse3387" draw:layer="" svg:width="35.69732000000pt" svg:height="35.69741440000pt" draw:transform="matrix(0.00000000000 2.21891120000 2.21891120000 0.00000000000 149.38517332520pt 165.04921516428pt)" draw:kind="full">
                <draw:glue-point draw:id="4" svg:x="0.50000000000pt" svg:y="0.50000000000pt" draw:align="center"/>
              </draw:ellipse>
              <draw:ellipse draw:style-name="gr2" xml:id="shape-15" draw:id="shape-15" draw:name="ellipse3389" draw:layer="" svg:width="35.69741440000pt" svg:height="35.69732000000pt" draw:transform="matrix(-2.21891120000 0.00000000000 0.00000000000 2.21891120000 551.45736436343pt 165.04921516428pt)" draw:kind="full">
                <draw:glue-point draw:id="4" svg:x="0.50000000000pt" svg:y="0.50000000000pt" draw:align="center"/>
              </draw:ellipse>
              <draw:ellipse draw:style-name="gr3" xml:id="shape-16" draw:id="shape-16" draw:name="ellipse3391" draw:layer="" svg:width="35.69742080000pt" svg:height="35.69732320000pt" draw:transform="matrix(2.21891120000 0.00000000000 0.00000000000 -2.21891120000 149.38516622468pt 546.32247579676pt)" draw:kind="full">
                <draw:glue-point draw:id="4" svg:x="0.50000000000pt" svg:y="0.50000000000pt" draw:align="center"/>
              </draw:ellipse>
              <draw:ellipse draw:style-name="gr3" xml:id="shape-17" draw:id="shape-17" draw:name="ellipse3393" draw:layer="" svg:width="35.69732320000pt" svg:height="35.69742080000pt" draw:transform="matrix(0.00000000000 -2.21891120000 -2.21891120000 0.00000000000 551.45737146394pt 546.32247579676pt)" draw:kind="full">
                <draw:glue-point draw:id="4" svg:x="0.50000000000pt" svg:y="0.50000000000pt" draw:align="center"/>
              </draw:ellipse>
              <draw:ellipse draw:style-name="gr5" xml:id="shape-18" draw:id="shape-18" draw:name="ellipse3395" draw:layer="" svg:width="18.69970400000pt" svg:height="18.69965440000pt" draw:transform="matrix(2.21891120000 0.00000000000 0.00000000000 2.21891120000 174.18216100779pt 51.91769213291pt)" draw:kind="full">
                <draw:glue-point draw:id="4" svg:x="0.50000000000pt" svg:y="0.50000000000pt" draw:align="center"/>
              </draw:ellipse>
              <draw:ellipse draw:style-name="gr5" xml:id="shape-19" draw:id="shape-19" draw:name="ellipse3397" draw:layer="" svg:width="18.69970400000pt" svg:height="18.69965440000pt" draw:transform="matrix(-2.21891120000 0.00000000000 0.00000000000 2.21891120000 526.66167252498pt 51.91769213291pt)" draw:kind="full">
                <draw:glue-point draw:id="4" svg:x="0.50000000000pt" svg:y="0.50000000000pt" draw:align="center"/>
              </draw:ellipse>
              <draw:ellipse draw:style-name="gr7" xml:id="shape-20" draw:id="shape-20" draw:name="ellipse3399" draw:layer="" svg:width="18.69965440000pt" svg:height="18.69970400000pt" draw:transform="matrix(0.00000000000 2.21891120000 2.21891120000 0.00000000000 36.67321622455pt 194.88118217927pt)" draw:kind="full">
                <draw:glue-point draw:id="4" svg:x="0.50000000000pt" svg:y="0.50000000000pt" draw:align="center"/>
              </draw:ellipse>
              <draw:ellipse draw:style-name="gr7" xml:id="shape-21" draw:id="shape-21" draw:name="ellipse3401" draw:layer="" svg:width="18.69965440000pt" svg:height="18.69970400000pt" draw:transform="matrix(0.00000000000 2.21891120000 -2.21891120000 0.00000000000 664.16937471794pt 194.88118217927pt)" draw:kind="full">
                <draw:glue-point draw:id="4" svg:x="0.50000000000pt" svg:y="0.50000000000pt" draw:align="center"/>
              </draw:ellipse>
              <draw:ellipse draw:style-name="gr6" xml:id="shape-22" draw:id="shape-22" draw:name="ellipse3403" draw:layer="" svg:width="18.69965440000pt" svg:height="18.69970400000pt" draw:transform="matrix(0.00000000000 -2.21891120000 2.21891120000 0.00000000000 36.67321622455pt 521.94499724077pt)" draw:kind="full">
                <draw:glue-point draw:id="4" svg:x="0.50000000000pt" svg:y="0.50000000000pt" draw:align="center"/>
              </draw:ellipse>
              <draw:ellipse draw:style-name="gr6" xml:id="shape-23" draw:id="shape-23" draw:name="ellipse3405" draw:layer="" svg:width="18.69965440000pt" svg:height="18.69970400000pt" draw:transform="matrix(0.00000000000 -2.21891120000 -2.21891120000 0.00000000000 664.16937471794pt 521.94499724077pt)" draw:kind="full">
                <draw:glue-point draw:id="4" svg:x="0.50000000000pt" svg:y="0.50000000000pt" draw:align="center"/>
              </draw:ellipse>
              <draw:ellipse draw:style-name="gr6" xml:id="shape-24" draw:id="shape-24" draw:name="ellipse3407" draw:layer="" svg:width="18.69970400000pt" svg:height="18.69965440000pt" draw:transform="matrix(2.21891120000 0.00000000000 0.00000000000 -2.21891120000 174.18216100779pt 659.45399527787pt)" draw:kind="full">
                <draw:glue-point draw:id="4" svg:x="0.50000000000pt" svg:y="0.50000000000pt" draw:align="center"/>
              </draw:ellipse>
              <draw:ellipse draw:style-name="gr6" xml:id="shape-25" draw:id="shape-25" draw:name="ellipse3409" draw:layer="" svg:width="18.69970400000pt" svg:height="18.69965440000pt" draw:transform="matrix(-2.21891120000 0.00000000000 0.00000000000 -2.21891120000 526.66167252498pt 659.45399527787pt)" draw:kind="full">
                <draw:glue-point draw:id="4" svg:x="0.50000000000pt" svg:y="0.50000000000pt" draw:align="center"/>
              </draw:ellipse>
              <draw:ellipse draw:style-name="gr6" xml:id="shape-26" draw:id="shape-26" draw:name="ellipse3411" draw:layer="" svg:width="18.69970400000pt" svg:height="18.69965440000pt" draw:transform="matrix(-2.21891120000 0.00000000000 0.00000000000 -2.21891120000 526.66167252498pt 659.45399527787pt)" draw:kind="full">
                <draw:glue-point draw:id="4" svg:x="0.50000000000pt" svg:y="0.50000000000pt" draw:align="center"/>
              </draw:ellipse>
              <draw:glue-point draw:id="4" svg:x="0.50000000000pt" svg:y="0.50000000000pt" draw:align="center"/>
            </draw:g>
            <draw:glue-point draw:id="4" svg:x="0.50000000000pt" svg:y="0.50000000000pt" draw:align="center"/>
          </draw:g>
          <draw:glue-point draw:id="4" svg:x="0.50000000000pt" svg:y="0.50000000000pt" draw:align="center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1</meta:editing-cycles>
    <dc:date>2016-09-05T16:50:02</dc:date>
    <meta:creation-date>2016-09-05T16:48:55</meta:creation-date>
  </office:meta>
</office:document-meta>
</file>